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8.08mm"/>
    </style:style>
    <style:style style:name="co3" style:family="table-column">
      <style:table-column-properties fo:break-before="auto" style:column-width="60.1mm"/>
    </style:style>
    <style:style style:name="co4" style:family="table-column">
      <style:table-column-properties fo:break-before="auto" style:column-width="51.95mm"/>
    </style:style>
    <style:style style:name="co5" style:family="table-column">
      <style:table-column-properties fo:break-before="auto" style:column-width="40.39mm"/>
    </style:style>
    <style:style style:name="co6" style:family="table-column">
      <style:table-column-properties fo:break-before="auto" style:column-width="49.81mm"/>
    </style:style>
    <style:style style:name="co7" style:family="table-column">
      <style:table-column-properties fo:break-before="auto" style:column-width="43.04mm"/>
    </style:style>
    <style:style style:name="co8" style:family="table-column">
      <style:table-column-properties fo:break-before="auto" style:column-width="41.98mm"/>
    </style:style>
    <style:style style:name="co9" style:family="table-column">
      <style:table-column-properties fo:break-before="auto" style:column-width="41.63mm"/>
    </style:style>
    <style:style style:name="co10" style:family="table-column">
      <style:table-column-properties fo:break-before="auto" style:column-width="50.08mm"/>
    </style:style>
    <style:style style:name="co11" style:family="table-column">
      <style:table-column-properties fo:break-before="auto" style:column-width="46.07mm"/>
    </style:style>
    <style:style style:name="co12" style:family="table-column">
      <style:table-column-properties fo:break-before="auto" style:column-width="37.66mm"/>
    </style:style>
    <style:style style:name="co13" style:family="table-column">
      <style:table-column-properties fo:break-before="auto" style:column-width="42.46mm"/>
    </style:style>
    <style:style style:name="co14" style:family="table-column">
      <style:table-column-properties fo:break-before="auto" style:column-width="48.88mm"/>
    </style:style>
    <style:style style:name="co15" style:family="table-column">
      <style:table-column-properties fo:break-before="auto" style:column-width="51.28mm"/>
    </style:style>
    <style:style style:name="co16" style:family="table-column">
      <style:table-column-properties fo:break-before="auto" style:column-width="43.55mm"/>
    </style:style>
    <style:style style:name="co17" style:family="table-column">
      <style:table-column-properties fo:break-before="auto" style:column-width="42.3mm"/>
    </style:style>
    <style:style style:name="co18" style:family="table-column">
      <style:table-column-properties fo:break-before="auto" style:column-width="41.87mm"/>
    </style:style>
    <style:style style:name="co20" style:family="table-column">
      <style:table-column-properties fo:break-before="auto" style:column-width="45.65mm"/>
    </style:style>
    <style:style style:name="co21" style:family="table-column">
      <style:table-column-properties fo:break-before="auto" style:column-width="43.97mm"/>
    </style:style>
    <style:style style:name="co2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30.1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20" table:default-cell-style-name="ce2"/>
        <table:table-column table:style-name="co21" table:default-cell-style-name="ce2"/>
        <table:table-row table:style-name="ro2">
          <table:table-cell table:style-name="ce1" office:value-type="string" calcext:value-type="string">
            <text:p>Контаминант/Марка Молока</text:p>
          </table:table-cell>
          <table:table-cell table:style-name="ce1" office:value-type="string" calcext:value-type="string">
            <text:p>Избенка 3.2</text:p>
          </table:table-cell>
          <table:table-cell table:style-name="ce1" office:value-type="string" calcext:value-type="string">
            <text:p>Избенка 3.2-6.0</text:p>
          </table:table-cell>
          <table:table-cell table:style-name="ce1" office:value-type="string" calcext:value-type="string">
            <text:p>Вкуснотеево 2.5</text:p>
          </table:table-cell>
          <table:table-cell table:style-name="ce1" office:value-type="string" calcext:value-type="string">
            <text:p>Вкуснотеево 3.5-6</text:p>
          </table:table-cell>
          <table:table-cell table:style-name="ce1" office:value-type="string" calcext:value-type="string">
            <text:p>Братья Чебурашкины</text:p>
            <text:p>3.6-4.6</text:p>
          </table:table-cell>
          <table:table-cell table:style-name="ce1" office:value-type="string" calcext:value-type="string">
            <text:p>Николаевская ферма 3.2</text:p>
          </table:table-cell>
          <table:table-cell table:style-name="ce1" office:value-type="string" calcext:value-type="string">
            <text:p><text:span text:style-name="T1">Простоквашино </text:span></text:p>
            <text:p><text:span text:style-name="T1">3.4-4.5</text:span></text:p>
          </table:table-cell>
          <table:table-cell office:value-type="string" calcext:value-type="string">
            <text:p><text:span text:style-name="T2">Из Вологды</text:span></text:p>
            <text:p><text:span text:style-name="T2">3.4-4.0</text:span></text:p>
          </table:table-cell>
          <table:table-cell office:value-type="string" calcext:value-type="string">
            <text:p>Волгожанка </text:p>
            <text:p>Топленое 4%</text:p>
          </table:table-cell>
          <table:table-cell office:value-type="string" calcext:value-type="string">
            <text:p>Вкуснотеево 3.2</text:p>
          </table:table-cell>
          <table:table-cell office:value-type="string" calcext:value-type="string">
            <text:p>Простоквашино</text:p>
            <text:p>3.4-4.5 (12 </text:p>
            <text:p>Дней хранится)</text:p>
          </table:table-cell>
          <table:table-cell office:value-type="string" calcext:value-type="string">
            <text:p>Милава</text:p>
            <text:p> (20 дней)</text:p>
          </table:table-cell>
          <table:table-cell office:value-type="string" calcext:value-type="string">
            <text:p>36 Копеек (3.2%)</text:p>
          </table:table-cell>
          <table:table-cell office:value-type="string" calcext:value-type="string">
            <text:p>Асеньвская ферма 3.4-6.0</text:p>
          </table:table-cell>
          <table:table-cell office:value-type="string" calcext:value-type="string">
            <text:p>Асеньевская Ферма 3.2%</text:p>
          </table:table-cell>
          <table:table-cell office:value-type="string" calcext:value-type="string">
            <text:p>Домик в деревне</text:p>
            <text:p> (3.5-4.5)</text:p>
          </table:table-cell>
          <table:table-cell office:value-type="string" calcext:value-type="string">
            <text:p>Никольская Слобода</text:p>
            <text:p>3.4-6.0</text:p>
          </table:table-cell>
          <table:table-cell office:value-type="string" calcext:value-type="string">
            <text:p>Афанасий 2.5</text:p>
          </table:table-cell>
          <table:table-cell office:value-type="string" calcext:value-type="string">
            <text:p>Веселый Молочник</text:p>
            <text:p>3.5-4.5</text:p>
          </table:table-cell>
          <table:table-cell office:value-type="string" calcext:value-type="string">
            <text:p>Семейное Дело</text:p>
            <text:p>3.2</text:p>
          </table:table-cell>
        </table:table-row>
        <table:table-row table:style-name="ro3">
          <table:table-cell table:style-name="ce1" office:value-type="string" calcext:value-type="string">
            <text:p>Крахмал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 </text:p>
            <text:p>В отсутствии</text:p>
            <text:p> Сушки (28 Июня без Сушки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 </text:p>
            <text:p>Ваккуумная сушка</text:p>
            <text:p>(4 Августа)</text:p>
            <text:p/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</text:p>
            <text:p>(2 Августа)</text:p>
          </table:table-cell>
          <table:table-cell table:number-columns-repeated="2"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22 Сентябр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27 Июл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СУШКА АЗОТОМ (!) </text:p>
            <text:p>(3 Июля)/В отсутствии сушки</text:p>
            <text:p>(25 Июня)</text:p>
          </table:table-cell>
          <table:table-cell/>
          <table:table-cell office:value-type="string" calcext:value-type="string">
            <text:p>Проверено 8 проб(!)</text:p>
            <text:p> метододом</text:p>
            <text:p> инфрокрасной </text:p>
            <text:p>Спектрофотометриии:</text:p>
            <text:p> СУШКА АЗОТОМ (!) </text:p>
            <text:p>См.2 Июля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Сушка отсутствует</text:p>
            <text:p>(27 Июн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Сушка отсутствует</text:p>
            <text:p>(26 Июн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 Сентябр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28 Августа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8 Сентябр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8 Сентября)</text:p>
          </table:table-cell>
          <table:table-cell table:number-columns-repeated="2"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9 Сентябр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24 Сентября)</text:p>
          </table:table-cell>
        </table:table-row>
        <table:table-row table:style-name="ro3">
          <table:table-cell table:style-name="ce1" office:value-type="string" calcext:value-type="string">
            <text:p>Искуственное Молоко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 :</text:p>
            <text:p> Ваккуумная сушка</text:p>
            <text:p>(13 Августа)</text:p>
          </table:table-cell>
          <table:table-cell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 </text:p>
            <text:p>(15 Сентябр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30 Июл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31 Июл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 :</text:p>
            <text:p> Ваккуумная сушка</text:p>
            <text:p>(3 Августа)</text:p>
          </table:table-cell>
          <table:table-cell table:number-columns-repeated="2"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9 Августа)</text:p>
          </table:table-cell>
          <table:table-cell table:number-columns-repeated="3"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20 Августа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31 Августа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31 Августа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4 Сентябр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4 Августа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0-11 Августа)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Молочная Сыворотка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6-8 Августа)</text:p>
          </table:table-cell>
          <table:table-cell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</text:p>
            <text:p>(7 Августа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</text:p>
            <text:p>(18 Августа)</text:p>
          </table:table-cell>
          <table:table-cell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22 Сентября)</text:p>
          </table:table-cell>
          <table:table-cell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29 Июля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7 Августа)</text:p>
          </table:table-cell>
          <table:table-cell table:number-columns-repeated="3"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27 Августа)</text:p>
          </table:table-cell>
          <table:table-cell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6 Сентябр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1 Сентября)</text:p>
          </table:table-cell>
          <table:table-cell table:number-columns-repeated="2"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20 Сентября)</text:p>
          </table:table-cell>
          <table:table-cell/>
        </table:table-row>
        <table:table-row table:style-name="ro3">
          <table:table-cell table:style-name="ce1" office:value-type="string" calcext:value-type="string">
            <text:p>Сухое Молоко</text:p>
          </table:table-cell>
          <table:table-cell table:number-columns-repeated="2"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4 Сентября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3 Сентября)</text:p>
          </table:table-cell>
          <table:table-cell table:number-columns-repeated="9"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8 Сентября)м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30 Августа)</text:p>
          </table:table-cell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0 Сентября)</text:p>
          </table:table-cell>
          <table:table-cell table:number-columns-repeated="2"/>
          <table:table-cell office:value-type="string" calcext:value-type="string">
            <text:p>Проверено 32 пробы</text:p>
            <text:p> метододом</text:p>
            <text:p> инфрокрасной </text:p>
            <text:p>Спектрофотометриии:</text:p>
            <text:p> Ваккуумная сушка</text:p>
            <text:p>(17 Сентября)</text:p>
          </table:table-cell>
          <table:table-cell/>
        </table:table-row>
        <table:table-row table:style-name="ro5" table:number-rows-repeated="1048570">
          <table:table-cell table:number-columns-repeated="21"/>
        </table:table-row>
        <table:table-row table:style-name="ro5">
          <table:table-cell table:number-columns-repeated="21"/>
        </table:table-row>
      </table:table>
      <table:table table:name="Sheet2" table:style-name="ta1" table:print="false">
        <table:table-column table:style-name="co19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3:52:42.0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0H36M8S</meta:editing-duration>
    <meta:editing-cycles>21</meta:editing-cycles>
    <meta:generator>LibreOffice/5.2.7.2$Windows_x86 LibreOffice_project/2b7f1e640c46ceb28adf43ee075a6e8b8439ed10</meta:generator>
    <dc:date>2018-09-24T16:50:15.505000000</dc:date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